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co9" style:family="table-column">
      <style:table-column-properties fo:break-before="auto" style:column-width="8.98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 style:data-style-name="N2" text:time-value="0000-00-00T17:10:50.743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06T18:38:28.289000000</dc:date>
    <dc:creator>Daniel Zeman</dc:creator>
    <meta:editing-duration>P8DT13H44M4S</meta:editing-duration>
    <meta:editing-cycles>276</meta:editing-cycles>
    <meta:generator>LibreOffice/4.1.4.2$Windows_x86 LibreOffice_project/0a0440ccc0227ad9829de5f46be37cfb6edcf72</meta:generator>
    <meta:document-statistic meta:table-count="15" meta:cell-count="4012" meta:object-count="0"/>
  </office:meta>
</office:document-meta>
</file>